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06923f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6923f" officeooo:paragraph-rsid="0006923f"/>
    </style:style>
    <style:style style:name="T1" style:family="text">
      <style:text-properties officeooo:rsid="000692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nosso trabalho consiste em:</text:p>
      <text:p text:style-name="P1"/>
      <text:p text:style-name="P2">Calcular as raízes da função baseada no valor a passado, o usuário pode escolher o quê?</text:p>
      <text:p text:style-name="P2"><text:tab/>1. Nº de Foguetes</text:p>
      <text:p text:style-name="P2"><text:tab/>2. Nº Máximo de Iterações que os métodos irão fazer</text:p>
      <text:p text:style-name="P2"><text:tab/>3. Parâmetros a de ajuste de cada foguete (n foguetes)</text:p>
      <text:p text:style-name="P2"><text:tab/><text:tab/>3.1. A função pra encontrar a raíz é ln(d) = a, onde “d” é a raíz <text:span text:style-name="T1">e “a” o ajuste</text:span></text:p>
      <text:p text:style-name="P2"><text:tab/>4. <text:span text:style-name="T1">Inserir um isolamento para o cálculo da raíz ou não</text:span></text:p>
      <text:p text:style-name="P2"><text:span text:style-name="T1"><text:tab/><text:tab/>4.1. Se sim, coloca o isolamento [A,B] pra calcular a raíz d, se d não estiver entre A e B escolhidos o programa vai alegar que a função não converge, se d estiver entre A e B o programa normalmente converge.</text:span></text:p>
      <text:p text:style-name="P2"><text:tab/><text:tab/><text:span text:style-name="T1">4.2. Se não, o programa calcula um isolamento [A,B] correto para o cálculo da raiz</text:span></text:p>
      <text:p text:style-name="P2"><text:tab/><text:span text:style-name="T1">5. Precisão de todos os foguetes (E), é o erro pra ser parâmetro de parada no método f(d) &lt; E ou b-a &lt; E.</text:span></text:p>
      <text:p text:style-name="P2"><text:tab/><text:span text:style-name="T1">6. Nº de casas decimais após a virgula para o cálculo dos métodos</text:span></text:p>
      <text:p text:style-name="P2"><text:tab/><text:span text:style-name="T1">7. Escolher se o programa vai calcular os valores truncando ou arredondando as casas.</text:span></text:p>
      <text:p text:style-name="P2"><text:tab/><text:span text:style-name="T1">8. Escolher se o programa mostra os cálculos passo a passo de cada método ou não</text:span></text:p>
      <text:p text:style-name="P2"><text:tab/><text:span text:style-name="T1">9. Escolher a quantidade de casas decimais que serão mostrados os resultados finais (Quadro Comparativo e Quadro Resposta)</text:span></text:p>
      <text:p text:style-name="P2"/>
      <text:p text:style-name="P3">OBS: Nosso programa calcula n foguetes + 1, pois o último foguete é sempre o foguete calibrado com os valores de a = 1, isolamento (2,3) e erro = 0.00001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22:48:24.653102680</meta:creation-date>
    <dc:date>2018-10-22T22:55:03.833552669</dc:date>
    <meta:editing-duration>PT6M44S</meta:editing-duration>
    <meta:editing-cycles>1</meta:editing-cycles>
    <meta:document-statistic meta:table-count="0" meta:image-count="0" meta:object-count="0" meta:page-count="1" meta:paragraph-count="15" meta:word-count="247" meta:character-count="1288" meta:non-whitespace-character-count="1041"/>
    <meta:generator>LibreOffice/6.0.6.2$Linux_X86_64 LibreOffice_project/00m0$Build-2</meta:generator>
  </office:meta>
</office:document-meta>
</file>